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2024-01-03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3008" calcext:value-type="float">
            <text:p>83.5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2023-01-18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9336" calcext:value-type="float">
            <text:p>83.0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2022-09-1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1216" calcext:value-type="float">
            <text:p>82.8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2022-05-10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748" calcext:value-type="float">
            <text:p>82.7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2022-01-25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556" calcext:value-type="float">
            <text:p>82.5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2021-03-16 0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88" calcext:value-type="float">
            <text:p>81.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2020-09-15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2020-01-0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5984" calcext:value-type="float">
            <text:p>81.4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2019-09-10 0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1936" calcext:value-type="float">
            <text:p>81.0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2019-04-2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0496" calcext:value-type="float">
            <text:p>80.9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62" calcext:value-type="float">
            <text:p>80.0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2018-09-11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5712" calcext:value-type="float">
            <text:p>81.5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2018-05-01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3416" calcext:value-type="float">
            <text:p>81.4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2018-01-1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2017-09-12 1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4104" calcext:value-type="float">
            <text:p>81.6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2017-04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2017-01-11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3184" calcext:value-type="float">
            <text:p>81.8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2016-08-02 0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2016-01-06 0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3432" calcext:value-type="float">
            <text:p>82.3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2015-01-07 0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3576" calcext:value-type="float">
            <text:p>82.7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2014-01-08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7296" calcext:value-type="float">
            <text:p>81.9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2013-01-08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0976" calcext:value-type="float">
            <text:p>80.9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2012-01-1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004" calcext:value-type="float">
            <text:p>80.3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201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4448" calcext:value-type="float">
            <text:p>79.7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201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199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0416" calcext:value-type="float">
            <text:p>72.6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198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5304" calcext:value-type="float">
            <text:p>72.1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1988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6424" calcext:value-type="float">
            <text:p>69.6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1987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1986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0624" calcext:value-type="float">
            <text:p>72.8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198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198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198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198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532" calcext:value-type="float">
            <text:p>73.0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198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7384" calcext:value-type="float">
            <text:p>73.5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1979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2184" calcext:value-type="float">
            <text:p>73.8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1978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5504" calcext:value-type="float">
            <text:p>73.7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1977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732" calcext:value-type="float">
            <text:p>73.8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1976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197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9288" calcext:value-type="float">
            <text:p>72.7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197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197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1256" calcext:value-type="float">
            <text:p>71.7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197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132" calcext:value-type="float">
            <text:p>71.5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197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6208" calcext:value-type="float">
            <text:p>71.0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197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8216" calcext:value-type="float">
            <text:p>70.3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196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9992" calcext:value-type="float">
            <text:p>70.0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1968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7</text:p>
          </table:table-cell>
          <table:table-cell office:value-type="string" calcext:value-type="string">
            <text:p>MM2137</text:p>
          </table:table-cell>
          <table:table-cell office:value-type="string" calcext:value-type="string">
            <text:p>1967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